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.69mm" svg:height="54.49mm" svg:x="103.43mm" svg:y="0mm">
            <draw:object draw:notify-on-update-of-ranges="Sheet1.A2:Sheet1.A8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9.3mm" svg:height="65.93mm" svg:x="184.57mm" svg:y="13.82mm">
            <draw:object draw:notify-on-update-of-ranges="Sheet1.A10:Sheet1.A10 Sheet1.A11:Sheet1.A15 Sheet1.B10:Sheet1.B10 Sheet1.B11:Sheet1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3.07mm" svg:height="50.77mm" svg:x="96.28mm" svg:y="65.13mm">
            <draw:object draw:notify-on-update-of-ranges="Sheet1.A17:Sheet1.A17 Sheet1.A18:Sheet1.A26 Sheet1.B17:Sheet1.B17 Sheet1.B18:Sheet1.B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4.43mm" svg:height="60.61mm" svg:x="91.32mm" svg:y="122.81mm">
            <draw:object draw:notify-on-update-of-ranges="Sheet1.A28:Sheet1.A28 Sheet1.A29:Sheet1.A41 Sheet1.B28:Sheet1.B28 Sheet1.B29:Sheet1.B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1.04mm" svg:height="63.79mm" svg:x="94.07mm" svg:y="192.99mm">
            <draw:object draw:notify-on-update-of-ranges="Sheet1.A43:Sheet1.A43 Sheet1.A44:Sheet1.A52 Sheet1.B43:Sheet1.B43 Sheet1.B44:Sheet1.B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ff Steil Graffug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D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3D syml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3D "photorealistic"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Testu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Hoff Fath o Gem I chwar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Chwaraew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oop lle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Ar lein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Hoff Blatffor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frifiadu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onsol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Ffon symud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Hand held (DS etc)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Hoff Gen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G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b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RT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Rhyth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Platforme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Nodweddion angenrheidiol mewn gemau mod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iseg "realistig"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oddin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Random Terrain Generation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Open worl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24:40.702327736</meta:creation-date>
    <dc:date>2019-02-05T10:35:07.033978817</dc:date>
    <meta:editing-duration>PT39M5S</meta:editing-duration>
    <meta:editing-cycles>1</meta:editing-cycles>
    <meta:document-statistic meta:table-count="1" meta:cell-count="53" meta:object-count="5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7cm" svg:height="5.45cm" xlink:href=".." xlink:type="simple" chart:class="chart:line" chart:style-name="ch1">
        <chart:plot-area chart:style-name="ch2" table:cell-range-address="Sheet1.A2:Sheet1.B8" chart:data-source-has-labels="column" svg:x="0.203cm" svg:y="0.082cm" svg:width="7.844cm" svg:height="5.231cm">
          <chartooo:coordinate-region svg:x="0.824cm" svg:y="0.281cm" svg:width="6.692cm" svg:height="4.385cm"/>
          <chart:axis chart:dimension="x" chart:name="primary-x" chart:style-name="ch3" chartooo:axis-type="auto">
            <chartooo:date-scale/>
            <chart:categories table:cell-range-address="Sheet1.A2:Sheet1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8" chart:class="chart:line">
            <chart:data-point chart:repeated="2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D</text:p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 sym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 "photorealistic"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u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31cm" svg:height="6.594cm" xlink:href=".." xlink:type="simple" chart:class="chart:bar" chart:style-name="ch1">
        <chart:plot-area chart:style-name="ch2" table:cell-range-address="Sheet1.A10:Sheet1.B15" chart:data-source-has-labels="both" svg:x="-0.021cm" svg:y="0.097cm" svg:width="8.364cm" svg:height="6.556cm">
          <chartooo:coordinate-region svg:x="0.6cm" svg:y="0.296cm" svg:width="7.743cm" svg:height="5.71cm"/>
          <chart:axis chart:dimension="x" chart:name="primary-x" chart:style-name="ch3" chartooo:axis-type="auto">
            <chartooo:date-scale/>
            <chart:categories table:cell-range-address="Sheet1.A11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15" chart:label-cell-address="Sheet1.B10:Sheet1.B10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hwaraewr</text:p>
                <draw:g>
                  <svg:desc>Sheet1.A11:Sheet1.A15</svg:desc>
                </draw:g>
              </table:table-cell>
              <table:table-cell office:value-type="float" office:value="14">
                <text:p>14</text:p>
                <draw:g>
                  <svg:desc>Sheet1.B11:Sheet1.B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lleo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 lei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08cm" svg:height="5.078cm" xlink:href=".." xlink:type="simple" chart:class="chart:bar" chart:style-name="ch1">
        <chart:title svg:x="2.695cm" svg:y="0.237cm" chart:style-name="ch2">
          <text:p>Hoff Blatfform</text:p>
        </chart:title>
        <chart:plot-area chart:style-name="ch3" table:cell-range-address="Sheet1.A17:Sheet1.B26" chart:data-source-has-labels="both" svg:x="0.166cm" svg:y="1.117cm" svg:width="7.976cm" svg:height="3.86cm">
          <chartooo:coordinate-region svg:x="3.327cm" svg:y="1.16cm" svg:width="4.628cm" svg:height="3.17cm"/>
          <chart:axis chart:dimension="x" chart:name="primary-x" chart:style-name="ch4" chartooo:axis-type="auto">
            <chartooo:date-scale/>
            <chart:categories table:cell-range-address="Sheet1.A18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26" chart:label-cell-address="Sheet1.B17:Sheet1.B17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frifiadur</text:p>
                <draw:g>
                  <svg:desc>Sheet1.A18:Sheet1.A26</svg:desc>
                </draw:g>
              </table:table-cell>
              <table:table-cell office:value-type="float" office:value="10">
                <text:p>10</text:p>
                <draw:g>
                  <svg:desc>Sheet1.B18:Sheet1.B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so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fon symudo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d held (DS etc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1.444cm" svg:height="6.062cm" xlink:href=".." xlink:type="simple" chart:class="chart:circle" chart:style-name="ch1">
        <chart:title svg:x="4.554cm" svg:y="0.257cm" chart:style-name="ch2">
          <text:p>Hoff Genre</text:p>
        </chart:title>
        <chart:legend chart:legend-position="end" svg:x="8.45cm" svg:y="1.238cm" style:legend-expansion="high" chart:style-name="ch3"/>
        <chart:plot-area chart:style-name="ch4" table:cell-range-address="Sheet1.A28:Sheet1.B41" chart:data-source-has-labels="both" svg:x="0.669cm" svg:y="0.841cm" svg:width="8.468cm" svg:height="5.08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06cm" svg:y="0.841cm" svg:width="8.994cm" svg:height="5.0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9:Sheet1.A4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B29:Sheet1.B41" chart:label-cell-address="Sheet1.B28:Sheet1.B2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8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PG</text:p>
                <draw:g>
                  <svg:desc>Sheet1.A29:Sheet1.A41</svg:desc>
                </draw:g>
              </table:table-cell>
              <table:table-cell office:value-type="float" office:value="8">
                <text:p>8</text:p>
                <draw:g>
                  <svg:desc>Sheet1.B29:Sheet1.B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b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T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hyth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latform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05cm" svg:height="6.38cm" xlink:href=".." xlink:type="simple" chart:class="chart:line" chart:style-name="ch1">
        <chart:title svg:x="1.206cm" svg:y="0.263cm" chart:style-name="ch2">
          <text:p>Nodweddion angenrheidiol mewn gemau modern</text:p>
        </chart:title>
        <chart:legend chart:legend-position="end" svg:x="9.842cm" svg:y="2.891cm" style:legend-expansion="high" chart:style-name="ch3"/>
        <chart:plot-area chart:style-name="ch4" table:cell-range-address="Sheet1.A43:Sheet1.B52" chart:data-source-has-labels="both" svg:x="0.242cm" svg:y="1.169cm" svg:width="9.358cm" svg:height="5.084cm">
          <chartooo:coordinate-region svg:x="1.757cm" svg:y="1.169cm" svg:width="7.298cm" svg:height="1.694cm"/>
          <chart:axis chart:dimension="x" chart:name="primary-x" chart:style-name="ch5" chartooo:axis-type="auto">
            <chartooo:date-scale/>
            <chart:categories table:cell-range-address="Sheet1.A44:Sheet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4:Sheet1.B52" chart:label-cell-address="Sheet1.B43:Sheet1.B43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43:Sheet1.B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fiseg "realistig"</text:p>
                <draw:g>
                  <svg:desc>Sheet1.A44:Sheet1.A52</svg:desc>
                </draw:g>
              </table:table-cell>
              <table:table-cell office:value-type="float" office:value="10">
                <text:p>10</text:p>
                <draw:g>
                  <svg:desc>Sheet1.B44:Sheet1.B5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ddin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om Terrain Generatio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en world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